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d24f" officeooo:paragraph-rsid="0003d24f"/>
    </style:style>
    <style:style style:name="P2" style:family="paragraph" style:parent-style-name="Standard">
      <style:text-properties officeooo:rsid="0005484e" officeooo:paragraph-rsid="0005484e"/>
    </style:style>
    <style:style style:name="P3" style:family="paragraph" style:parent-style-name="Standard">
      <style:text-properties officeooo:rsid="0006dabd" officeooo:paragraph-rsid="0006dabd"/>
    </style:style>
    <style:style style:name="P4" style:family="paragraph" style:parent-style-name="Standard">
      <style:text-properties officeooo:rsid="0007108f" officeooo:paragraph-rsid="0007108f"/>
    </style:style>
    <style:style style:name="P5" style:family="paragraph" style:parent-style-name="Standard">
      <style:text-properties officeooo:rsid="0007bd3f" officeooo:paragraph-rsid="0007bd3f"/>
    </style:style>
    <style:style style:name="P6" style:family="paragraph" style:parent-style-name="Standard">
      <style:text-properties officeooo:rsid="0007bd3f" officeooo:paragraph-rsid="0007bd3f"/>
    </style:style>
    <style:style style:name="P7" style:family="paragraph" style:parent-style-name="Standard">
      <style:text-properties officeooo:rsid="0009b588" officeooo:paragraph-rsid="0009b5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cinos Comunes:</text:p>
      <text:p text:style-name="P1"/>
      <text:p text:style-name="P1">Newman [36] utilizó esta cantidad en el estudio de redes de colaboración, mostrando una correlación positiva entre el número de vecinos comunes y la probabilidad de que dos científicos colaboren en el futuro.</text:p>
      <text:p text:style-name="P1"/>
      <text:p text:style-name="P1">Kossinets y Watts [14] analizaron una red social a gran escala, lo que sugiere que es muy probable que dos estudiantes que tienen muchos amigos en común sean amigos en el futuro.</text:p>
      <text:p text:style-name="P1"/>
      <text:p text:style-name="P1"/>
      <text:p text:style-name="P1"/>
      <text:p text:style-name="P2">Los sociólogos han sabido por mucho tiempo que las redes sociales (redes de conocidos personales, por ejemplo) muestran un alto grado de transitividad, lo que significa que existe una mayor probabilidad de que dos personas se conozcan si tienen uno o más conocidos en común.</text:p>
      <text:p text:style-name="P2"/>
      <text:p text:style-name="P3">Clustering and preferential attachment in growing networks</text:p>
      <text:p text:style-name="P3"/>
      <text:p text:style-name="P4">Los sociólogos han sabido por mucho tiempo que las redes sociales (redes de conocidos personales, por ejemplo) muestran un alto grado de transitividad, lo que significa que existe una mayor probabilidad de que dos personas se conozcan si tienen uno o más conocidos en común.</text:p>
      <text:p text:style-name="P4"/>
      <text:p text:style-name="P5">En la literatura de física, este fenómeno se denomina "agrupamiento". Watts y</text:p>
      <text:p text:style-name="P5">Strogatz ͓1͔ midió el agrupamiento en varias redes del mundo real, incluidas las redes sociales y físicas, calculando un coeficiente de agrupamiento C, igual a la probabilidad de que dos vértices que son vecinos del mismo tercer vértice sean vecinos entre sí. En notación matemática</text:p>
      <text:p text:style-name="P5"/>
      <text:p text:style-name="P5">Watts y Strogatz descubrieron que en muchas redes este coeficiente de agrupación es mucho más alto que el valor de referencia esperado, que se establece por comparación con un gráfico aleatorio.</text:p>
      <text:p text:style-name="P5"/>
      <text:p text:style-name="P7">Para concluir, hemos medido la probabilidad de colaboración entre científicos en dos redes de colaboración en función de su número de conocidos mutuos en la red, su número de colaboraciones anteriores y su número de colaboradores anteriores. Encontramos que la probabilidad de colaboración está fuertemente correlacionada positivamente con cada uno de estos, y para los dos últimos, la relación es casi lineal en una gran parte de su rango. Estos resultados prestan un fuerte apoyo a las teorías previamente conjeturadas sobre la forma en que crecen las re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18:30:28.124179671</meta:creation-date>
    <dc:date>2018-12-03T14:25:03.639091028</dc:date>
    <meta:editing-duration>PT16M23S</meta:editing-duration>
    <meta:editing-cycles>5</meta:editing-cycles>
    <meta:generator>LibreOffice/4.2.8.2$Linux_X86_64 LibreOffice_project/420m0$Build-2</meta:generator>
    <meta:document-statistic meta:table-count="0" meta:image-count="0" meta:object-count="0" meta:page-count="1" meta:paragraph-count="10" meta:word-count="341" meta:character-count="2120" meta:non-whitespace-character-count="1790"/>
  </office:meta>
</office:document-meta>
</file>